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fd4f1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205991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21aa58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23bab0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25890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8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265f29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  <style:style style:name="T18" style:family="text">
      <style:text-properties officeooo:rsid="001de4c0"/>
    </style:style>
    <style:style style:name="T19" style:family="text">
      <style:text-properties officeooo:rsid="001e8593"/>
    </style:style>
    <style:style style:name="T20" style:family="text">
      <style:text-properties officeooo:rsid="0023814a"/>
    </style:style>
    <style:style style:name="T21" style:family="text">
      <style:text-properties officeooo:rsid="0025890f"/>
    </style:style>
    <style:style style:name="T22" style:family="text">
      <style:text-properties officeooo:rsid="00265f29"/>
    </style:style>
    <style:style style:name="T23" style:family="text">
      <style:text-properties officeooo:rsid="002720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30"/>
      <text:p text:style-name="P30">Presentació assignatura</text:p>
      <text:p text:style-name="P32">Comentem web assignatura</text:p>
      <text:p text:style-name="P35">Activem el Classroom d'electricitat</text:p>
      <text:p text:style-name="P32"/>
      <text:p text:style-name="P34">Comencem amb apunts <text:a xlink:type="simple" xlink:href="https://paulinoposada.github.io/web_e/documents/apunts/unitat_1/e_apunts_ud_1_1_gs.pdf"><text:span text:style-name="T8">Unitat 1.1</text:span></text:a> – Introducció</text:p>
      <text:p text:style-name="P32">Comentem fins a 1.6 Mesurament de voltatge i corrent</text:p>
      <text:p text:style-name="P32"/>
      <text:p text:style-name="P32">Baixem al taller a desmuntar calaixos de les taules</text:p>
      <text:p text:style-name="P32"/>
      <text:p text:style-name="P2"/>
      <text:p text:style-name="P2">Dimecres<text:tab/>27/09/23</text:p>
      <text:p text:style-name="P36"><text:a xlink:type="simple" xlink:href="https://paulinoposada.github.io/web_e/documents/apunts/unitat_1/e_apunts_ud_1_1_gs.pdf">Unitat 1.1</text:a></text:p>
      <text:p text:style-name="P36">Comentem 1.7 Direcció convencional del corrent.</text:p>
      <text:p text:style-name="P36"/>
      <text:p text:style-name="P38"><text:a xlink:type="simple" xlink:href="https://paulinoposada.github.io/web_e/documents/apunts/unitat_1/e_apunts_ud_1_2_gs.pdf">Unitat 1.2</text:a></text:p>
      <text:p text:style-name="P36">Comentem</text:p>
      <text:p text:style-name="P80"><text:span text:style-name="T1">1.1 </text:span><text:span text:style-name="T6">Relación entre tensión, corriente y resistencia</text:span></text:p>
      <text:p text:style-name="P36">1.2 Exercicis 1.2-1 i 2</text:p>
      <text:p text:style-name="P36">1.3 Potència elèctrica</text:p>
      <text:p text:style-name="P36">1.5 Resistencias</text:p>
      <text:p text:style-name="P36"/>
      <text:p text:style-name="P36"/>
      <text:p text:style-name="P2">Dijous<text:tab/><text:tab/>28/09/23</text:p>
      <text:p text:style-name="P2"/>
      <text:p text:style-name="P37"><text:a xlink:type="simple" xlink:href="https://paulinoposada.github.io/web_e/documents/apunts/unitat_1/e_apunts_ud_1_2_gs.pdf">Unitat 1.2</text:a></text:p>
      <text:p text:style-name="P37">Comentem</text:p>
      <text:p text:style-name="P24"><text:span text:style-name="T3">1.</text:span><text:span text:style-name="T2">6 No linearittat de la resistència</text:span></text:p>
      <text:p text:style-name="P42">1.7 El cablejat del circuit</text:p>
      <text:p text:style-name="P24"/>
      <text:p text:style-name="P42">Baixem al taller per desmuntar taules i tallar taulers.</text:p>
      <text:p text:style-name="P2"/>
      <text:p text:style-name="P2"/>
      <text:p text:style-name="P2">Divendres<text:tab/> 29/09/23</text:p>
      <text:p text:style-name="P31"/>
      <text:p text:style-name="P39">Comencem amb <text:a xlink:type="simple" xlink:href="https://paulinoposada.github.io/web_e/documents/apunts/unitat_2/e_apunts_ud_2_1_gs.pdf">unitat 2</text:a> “Seguretat en les instal·lacions elèctriques”</text:p>
      <text:p text:style-name="P39"><text:s/>Comentem apartats</text:p>
      <text:p text:style-name="P39">1.1 Efectes fisològics de l'electricitat</text:p>
      <text:p text:style-name="P39">1.2 Toma de terra</text:p>
      <text:p text:style-name="P39">1.3 Llei d'Ohm aplicada a els descàrregues</text:p>
      <text:p text:style-name="P39"/>
      <text:p text:style-name="P39"/>
      <text:p text:style-name="P39"/>
      <text:p text:style-name="P3"/>
      <text:p text:style-name="P81">Dimarts<text:tab/><text:span text:style-name="T7">03</text:span>/<text:span text:style-name="T7">10</text:span>/23</text:p>
      <text:p text:style-name="P33"/>
      <text:p text:style-name="P33">Baixem al taller a desmuntar <text:span text:style-name="T7">material</text:span> taules.</text:p>
      <text:p text:style-name="P33"/>
      <text:p text:style-name="P43">Mesurem fill de coure de 14 m de llargària, R = 6 ohms. Amb la resistivitat del coure calculem secció com a 0,04 mm2 → en un conductor de 1,5 nmm2 hi ha 38 fils de 0,04 mm2.</text:p>
      <text:p text:style-name="P43"/>
      <text:p text:style-name="P44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43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40">Comentem apartats</text:p>
      <text:p text:style-name="P40">1.<text:span text:style-name="T9">4</text:span> <text:span text:style-name="T9">Procediments de seguretat</text:span></text:p>
      <text:p text:style-name="P45">1.5 Resposta a una emergència</text:p>
      <text:p text:style-name="P45">1.6 Causes freqüents d'accidents</text:p>
      <text:p text:style-name="P45">1.7 Disseny de dispositius segurs</text:p>
      <text:p text:style-name="P45">1.8 Utilització del polímetre</text:p>
      <text:p text:style-name="P45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25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49">Comentem apartats</text:p>
      <text:p text:style-name="P49">1.1 Què són les connexións sèrie i paral·lel</text:p>
      <text:p text:style-name="P49">1.2 Connexió sèrie senzilla</text:p>
      <text:p text:style-name="P49">1.3 Connexió paral·lel senzilla</text:p>
      <text:p text:style-name="P25"/>
      <text:p text:style-name="P49">Baixem al taller on muntem font d'alimentació d'ordinador amb derivacions a les taules de pràctiques.</text:p>
      <text:p text:style-name="P49"/>
      <text:p text:style-name="P41"/>
      <text:p text:style-name="P6">D<text:span text:style-name="T11">ivendres</text:span><text:tab/><text:span text:style-name="T7">06</text:span>/<text:span text:style-name="T7">10</text:span>/23</text:p>
      <text:p text:style-name="P6"/>
      <text:p text:style-name="P50">Comencem amb la pràctica 1.</text:p>
      <text:p text:style-name="P45"/>
      <text:p text:style-name="P45"/>
      <text:p text:style-name="P7">D<text:span text:style-name="T11">illuns</text:span><text:tab/><text:span text:style-name="T7">09</text:span>/<text:span text:style-name="T7">10</text:span>/23</text:p>
      <text:p text:style-name="P7"/>
      <text:p text:style-name="P51">Co<text:span text:style-name="T12">ntinuem</text:span> amb la pràctica 1.</text:p>
      <text:p text:style-name="P46"/>
      <text:p text:style-name="P46"/>
      <text:p text:style-name="P8">D<text:span text:style-name="T11">imarts</text:span><text:tab/><text:span text:style-name="T13">10</text:span>/<text:span text:style-name="T7">10</text:span>/23</text:p>
      <text:p text:style-name="P8"/>
      <text:p text:style-name="P52">Co<text:span text:style-name="T12">ntinuem</text:span> amb la pràctica 1.</text:p>
      <text:p text:style-name="P47"/>
      <text:p text:style-name="P82">D<text:span text:style-name="T11">imecres</text:span><text:tab/><text:span text:style-name="T13">11</text:span>/<text:span text:style-name="T7">10</text:span>/23</text:p>
      <text:p text:style-name="P10"/>
      <text:p text:style-name="P53">Co<text:span text:style-name="T12">ntinuem</text:span> amb la pràctica 1.</text:p>
      <text:p text:style-name="P48"/>
      <text:p text:style-name="P48"/>
      <text:p text:style-name="P9">D<text:span text:style-name="T14">imarts</text:span><text:tab/><text:span text:style-name="T15">17</text:span>/<text:span text:style-name="T16">10</text:span>/23</text:p>
      <text:p text:style-name="P9"/>
      <text:p text:style-name="P54">Vaga estudiants.</text:p>
      <text:p text:style-name="P55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26"><text:a xlink:type="simple" xlink:href="https://paulinoposada.github.io/web_e/documents/apunts/unitat_3/e_apunts_ud_3_1_gs.pdf"><text:span text:style-name="T2">unitat 3</text:span></text:a></text:p>
      <text:p text:style-name="P56">Repàs apartats: 1.3 Sèrie i 1.4 Paral·lel</text:p>
      <text:p text:style-name="P56">Comentat apartats:</text:p>
      <text:p text:style-name="P56">1.4 Conductivitat</text:p>
      <text:p text:style-name="P56">1.5 Potència</text:p>
      <text:p text:style-name="P56">1.6 Divisor de tensió</text:p>
      <text:p text:style-name="P48"/>
      <text:p text:style-name="P48"/>
      <text:p text:style-name="P11">D<text:span text:style-name="T11">ijous</text:span><text:tab/><text:span text:style-name="T13">19</text:span>/<text:span text:style-name="T7">10</text:span>/23</text:p>
      <text:p text:style-name="P26"><text:a xlink:type="simple" xlink:href="https://paulinoposada.github.io/web_e/documents/apunts/unitat_3/e_apunts_ud_3_1_gs.pdf"><text:span text:style-name="T2">unitat 3</text:span></text:a></text:p>
      <text:p text:style-name="P58">Comentem apartat 1.10 Ejercicios</text:p>
      <text:p text:style-name="P58">Comentem exercicis 1 a 11.</text:p>
      <text:p text:style-name="P57"/>
      <text:p text:style-name="P12">D<text:span text:style-name="T11">ivendres</text:span><text:tab/><text:span text:style-name="T17">20</text:span>/<text:span text:style-name="T7">10</text:span>/23</text:p>
      <text:p text:style-name="P27"><text:a xlink:type="simple" xlink:href="https://paulinoposada.github.io/web_e/documents/apunts/unitat_3/e_apunts_ud_3_1_gs.pdf"><text:span text:style-name="T2">unitat 3</text:span></text:a></text:p>
      <text:p text:style-name="P59">Comentem<text:span text:style-name="T17"> apartat 1.10 - exercicis 12 i 13</text:span></text:p>
      <text:p text:style-name="P59"/>
      <text:p text:style-name="P13">D<text:span text:style-name="T11">imarts</text:span><text:tab/><text:span text:style-name="T17">24</text:span>/<text:span text:style-name="T7">10</text:span>/23</text:p>
      <text:p text:style-name="P28"><text:a xlink:type="simple" xlink:href="https://paulinoposada.github.io/web_e/documents/apunts/unitat_3/e_apunts_ud_3_1_gs.pdf"><text:span text:style-name="T2">unitat 3</text:span></text:a></text:p>
      <text:p text:style-name="P60">Comentem<text:span text:style-name="T17"> apartat 1.10 - exercicis 14 i 15.</text:span></text:p>
      <text:p text:style-name="P60"/>
      <text:p text:style-name="P14">D<text:span text:style-name="T11">imecres</text:span><text:tab/><text:span text:style-name="T17">25</text:span>/<text:span text:style-name="T7">10</text:span>/23</text:p>
      <text:p text:style-name="P29"><text:a xlink:type="simple" xlink:href="https://paulinoposada.github.io/web_e/documents/apunts/unitat_3/e_apunts_ud_3_1_gs.pdf"><text:span text:style-name="T2">unitat 3</text:span></text:a></text:p>
      <text:p text:style-name="P61">Comentem<text:span text:style-name="T17"> apartat 1.7 Nudo, rama, lazo y malla</text:span></text:p>
      <text:p text:style-name="P62">Comentat exercici 15.</text:p>
      <text:p text:style-name="P62">Començat amb <text:a xlink:type="simple" xlink:href="https://paulinoposada.github.io/web_e/documents/apunts/unitat_4/e_apunts_ud_4_gs.pdf">Unitat 4</text:a> – Anàlisi de xarxes</text:p>
      <text:p text:style-name="P62">Comentat apartat 1.2 Método de corriente de rama</text:p>
      <text:p text:style-name="P62"/>
      <text:p text:style-name="P61"/>
      <text:p text:style-name="P15">D<text:span text:style-name="T11">ijous</text:span><text:tab/><text:tab/><text:span text:style-name="T17">26</text:span>/<text:span text:style-name="T7">10</text:span>/23</text:p>
      <text:p text:style-name="P65">Baixa per gripe.</text:p>
      <text:p text:style-name="P65"/>
      <text:p text:style-name="P65"/>
      <text:p text:style-name="P15">D<text:span text:style-name="T11">ivendres</text:span><text:tab/><text:span text:style-name="T17">27</text:span>/<text:span text:style-name="T7">10</text:span>/23</text:p>
      <text:p text:style-name="P65">Sortida Astilleros de Mallorca.</text:p>
      <text:p text:style-name="P65"/>
      <text:p text:style-name="P65"/>
      <text:p text:style-name="P16">D<text:span text:style-name="T11">imarts</text:span><text:tab/><text:tab/><text:span text:style-name="T18">31</text:span>/<text:span text:style-name="T7">10</text:span>/23</text:p>
      <text:p text:style-name="P66"><text:span text:style-name="T18">Examen 1</text:span>.</text:p>
      <text:p text:style-name="P66"/>
      <text:p text:style-name="P17"/>
      <text:p text:style-name="P83">D<text:span text:style-name="T11">imecres</text:span><text:tab/><text:tab/><text:span text:style-name="T19">01</text:span>/<text:span text:style-name="T7">11</text:span>/23</text:p>
      <text:p text:style-name="P67">Tots sants.</text:p>
      <text:p text:style-name="P17"/>
      <text:p text:style-name="P17"/>
      <text:p text:style-name="P17">D<text:span text:style-name="T11">ijous</text:span><text:tab/><text:tab/><text:tab/><text:span text:style-name="T19">02</text:span>/<text:span text:style-name="T7">11</text:span>/23</text:p>
      <text:p text:style-name="P67"/>
      <text:p text:style-name="P67">Comentem solució examen.</text:p>
      <text:p text:style-name="P63">Co<text:span text:style-name="T19">ntinuem</text:span> amb <text:a xlink:type="simple" xlink:href="https://paulinoposada.github.io/web_e/documents/apunts/unitat_4/e_apunts_ud_4_gs.pdf">Unitat 4</text:a> – Anàlisi de xarxes</text:p>
      <text:p text:style-name="P63">Comentat apartat 1.<text:span text:style-name="T19">3</text:span> <text:span text:style-name="T19">Circuits pont</text:span></text:p>
      <text:p text:style-name="P63"/>
      <text:p text:style-name="P63"/>
      <text:p text:style-name="P18">D<text:span text:style-name="T11">ivendres</text:span><text:tab/><text:tab/><text:span text:style-name="T19">03</text:span>/<text:span text:style-name="T7">11</text:span>/23</text:p>
      <text:p text:style-name="P68"/>
      <text:p text:style-name="P64">Co<text:span text:style-name="T19">ntinuem</text:span> amb <text:a xlink:type="simple" xlink:href="https://paulinoposada.github.io/web_e/documents/apunts/unitat_4/e_apunts_ud_4_gs.pdf">Unitat 4</text:a> – Anàlisi de xarxes</text:p>
      <text:p text:style-name="P64">Comentat apartat 1.<text:span text:style-name="T19">3</text:span> <text:span text:style-name="T19">Circuits pont</text:span></text:p>
      <text:p text:style-name="P73">En quadre elèctric, mesurat tensions entre fases, neutre i terra.</text:p>
      <text:p text:style-name="P73">Comprovat que entre neutre i terra el potencial és 0V.</text:p>
      <text:p text:style-name="P73">Comprovat que és pot pontejar entre neutre i terra, però que salta el diferencial. </text:p>
      <text:p text:style-name="P64"/>
      <text:p text:style-name="P64"/>
      <text:p text:style-name="P19">D<text:span text:style-name="T11">illuns</text:span><text:tab/><text:tab/><text:span text:style-name="T19">06</text:span>/<text:span text:style-name="T7">11</text:span>/23</text:p>
      <text:p text:style-name="P69"/>
      <text:p text:style-name="P74">Baixem al taller. Preparem avaluació <text:a xlink:type="simple" xlink:href="https://paulinoposada.github.io/web_e/documents/practica_01.pdf">pràctica 1</text:a>.</text:p>
      <text:p text:style-name="P74"/>
      <text:p text:style-name="P74"/>
      <text:p text:style-name="P20">D<text:span text:style-name="T11">imarts</text:span><text:tab/><text:tab/><text:span text:style-name="T19">07</text:span>/<text:span text:style-name="T7">11</text:span>/23</text:p>
      <text:p text:style-name="P70"/>
      <text:p text:style-name="P76">Comencem amb la <text:a xlink:type="simple" xlink:href="https://paulinoposada.github.io/web_e/documents/apunts/unitat_5_condensador/e_apunts_ud_5_gs.pdf">unitat 5</text:a> – condensador.</text:p>
      <text:p text:style-name="P76">Feim l'exercici 3.15 del llibre.</text:p>
      <text:p text:style-name="P76"/>
      <text:p text:style-name="P76"/>
      <text:p text:style-name="P21">D<text:span text:style-name="T11">imecres</text:span><text:tab/><text:tab/><text:span text:style-name="T19">08</text:span>/<text:span text:style-name="T7">11</text:span>/23</text:p>
      <text:p text:style-name="P77"/>
      <text:p text:style-name="P77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77"><text:span text:style-name="T20">Continuem amb</text:span> l'exercici 3.15 del llibre. <text:span text:style-name="T20">Surten resultats diversos. Aclarar dubtes.</text:span></text:p>
      <text:p text:style-name="P77"/>
      <text:p text:style-name="P22"/>
      <text:p text:style-name="P22">D<text:span text:style-name="T11">ijous</text:span><text:tab/><text:tab/><text:tab/><text:span text:style-name="T19">09</text:span>/<text:span text:style-name="T7">11</text:span>/23</text:p>
      <text:p text:style-name="P71"/>
      <text:p text:style-name="P75">Baixem al taller. Preparem avaluació <text:a xlink:type="simple" xlink:href="https://paulinoposada.github.io/web_e/documents/practica_01.pdf">pràctica 1</text:a>.</text:p>
      <text:p text:style-name="P75"/>
      <text:p text:style-name="P23">D<text:span text:style-name="T11">ivendres</text:span><text:tab/><text:tab/><text:tab/><text:span text:style-name="T21">10</text:span>/<text:span text:style-name="T7">11</text:span>/23</text:p>
      <text:p text:style-name="P72"/>
      <text:p text:style-name="P78"><text:a xlink:type="simple" xlink:href="https://paulinoposada.github.io/web_e/documents/apunts/unitat_5_condensador/e_apunts_ud_5_gs.pdf"><text:span text:style-name="T20">U</text:span></text:a><text:a xlink:type="simple" xlink:href="https://paulinoposada.github.io/web_e/documents/apunts/unitat_5_condensador/e_apunts_ud_5_gs.pdf">nitat 5</text:a> – condensador.</text:p>
      <text:p text:style-name="P79">Comencem apartat 1.2 Condensador y cálculo</text:p>
      <text:p text:style-name="P84"/>
      <text:p text:style-name="P87">D<text:span text:style-name="T11">illuns</text:span><text:tab/><text:tab/><text:tab/><text:span text:style-name="T22">13</text:span>/<text:span text:style-name="T7">11</text:span>/23</text:p>
      <text:p text:style-name="P86"/>
      <text:p text:style-name="P85">Baixem al taller. <text:span text:style-name="T23">A</text:span>valuació <text:span text:style-name="T22">pràcica 1 → Michael, Toni, Josep, José Mª y Samuel.</text:span></text:p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13T20:17:11.250511413</dc:date>
    <meta:editing-duration>PT33M56S</meta:editing-duration>
    <meta:editing-cycles>33</meta:editing-cycles>
    <meta:document-statistic meta:table-count="0" meta:image-count="0" meta:object-count="0" meta:page-count="4" meta:paragraph-count="116" meta:word-count="542" meta:character-count="3542" meta:non-whitespace-character-count="3088"/>
  </office:meta>
</office:document-meta>
</file>